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18" manifest:media-type=""/>
  <manifest:file-entry manifest:full-path="ObjectReplacements/Object 2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19c" officeooo:paragraph-rsid="0012c19c"/>
    </style:style>
    <style:style style:name="P2" style:family="paragraph" style:parent-style-name="Standard">
      <style:text-properties officeooo:rsid="001337d6" officeooo:paragraph-rsid="001337d6"/>
    </style:style>
    <style:style style:name="P3" style:family="paragraph" style:parent-style-name="Standard">
      <style:text-properties officeooo:rsid="0014c30a" officeooo:paragraph-rsid="0014c3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c30a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: Find w that minimize function <draw:frame draw:style-name="fr1" draw:name="Object1" text:anchor-type="as-char" svg:y="-0.152in" svg:width="1.402in" svg:height="0.19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parameter</text:p>
      <text:p text:style-name="P1"><text:tab/>d = number of dimension of w</text:p>
      <text:p text:style-name="P1"><text:tab/>a = bound</text:p>
      <text:p text:style-name="P1"/>
      <text:p text:style-name="P1"/>
      <text:p text:style-name="P1">OPE algorithm</text:p>
      <text:p text:style-name="P1"/>
      <text:p text:style-name="P1">1. Initialize <draw:frame draw:style-name="fr1" draw:name="Object4" text:anchor-type="as-char" svg:y="-0.1484in" svg:width="0.2535in" svg:height="0.2091in" draw:z-index="3"><draw:object xlink:href="./Object 4" xlink:type="simple" xlink:show="embed" xlink:actuate="onLoad"/><draw:image xlink:href="./ObjectReplacements/Object 4" xlink:type="simple" xlink:show="embed" xlink:actuate="onLoad"/></draw:frame> (<draw:frame draw:style-name="fr1" draw:name="Object5" text:anchor-type="as-char" svg:y="-0.1484in" svg:width="0.4311in" svg:height="0.2091in" draw:z-index="4"><draw:object xlink:href="./Object 5" xlink:type="simple" xlink:show="embed" xlink:actuate="onLoad"/><draw:image xlink:href="./ObjectReplacements/Object 5" xlink:type="simple" xlink:show="embed" xlink:actuate="onLoad"/></draw:frame> in (0,1) for i = 1...d)</text:p>
      <text:p text:style-name="P1">2. set a = 0, b = 0</text:p>
      <text:p text:style-name="P1">3. for t = 1...T</text:p>
      <text:p text:style-name="P1"><text:tab/>3.1 choose random a or b with probability {0.5 , 0.5}</text:p>
      <text:p text:style-name="P1"><text:tab/><text:tab/>then increase by 1</text:p>
      <text:p text:style-name="P1"/>
      <text:p text:style-name="P1"><text:tab/>3.2 <draw:frame draw:style-name="fr1" draw:name="Object6" text:anchor-type="as-char" svg:y="-0.152in" svg:width="1.6898in" svg:height="0.2126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text:tab/>3.3 <draw:frame draw:style-name="fr1" draw:name="Object7" text:anchor-type="as-char" svg:y="-0.152in" svg:width="1.9035in" svg:height="0.212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><text:tab/></text:p>
      <text:p text:style-name="P1"><text:tab/>3.4 Find <draw:frame draw:style-name="fr1" draw:name="Object8" text:anchor-type="as-char" svg:y="-0.1484in" svg:width="0.189in" svg:height="0.2091in" draw:z-index="7"><draw:object xlink:href="./Object 8" xlink:type="simple" xlink:show="embed" xlink:actuate="onLoad"/><draw:image xlink:href="./ObjectReplacements/Object 8" xlink:type="simple" xlink:show="embed" xlink:actuate="onLoad"/></draw:frame> that minimize <draw:frame draw:style-name="fr1" draw:name="Object9" text:anchor-type="as-char" svg:y="-0.1484in" svg:width="0.6228in" svg:height="0.2091in" draw:z-index="8"><draw:object xlink:href="./Object 9" xlink:type="simple" xlink:show="embed" xlink:actuate="onLoad"/><draw:image xlink:href="./ObjectReplacements/Object 9" xlink:type="simple" xlink:show="embed" xlink:actuate="onLoad"/></draw:frame> with respect to <draw:frame draw:style-name="fr1" draw:name="Object2" text:anchor-type="as-char" svg:y="-0.2807in" svg:width="0.9555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tab/></text:p>
      <text:p text:style-name="P1"><text:tab/>3.5 set <draw:frame draw:style-name="fr1" draw:name="Object3" text:anchor-type="as-char" svg:y="-0.272in" svg:width="1.6043in" svg:height="0.421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2"><text:span text:style-name="T1">Detail</text:span>:</text:p>
      <text:p text:style-name="P2">3.3 <text:s/>R is non-differentiable at some point w, so at that points, we choose random <text:span text:style-name="T3">right differential</text:span> or <text:span text:style-name="T3">left differential</text:span> with probability {0.5, 0.5}</text:p>
      <text:p text:style-name="P2"/>
      <text:p text:style-name="P2">3.4 <text:s/>to find <draw:frame draw:style-name="fr1" draw:name="Object10" text:anchor-type="as-char" svg:y="-0.1484in" svg:width="0.189in" svg:height="0.2091in" draw:z-index="9"><draw:object xlink:href="./Object 10" xlink:type="simple" xlink:show="embed" xlink:actuate="onLoad"/><draw:image xlink:href="./ObjectReplacements/Object 10" xlink:type="simple" xlink:show="embed" xlink:actuate="onLoad"/></draw:frame> , we choose <draw:frame draw:style-name="fr1" draw:name="Object12" text:anchor-type="as-char" svg:y="-0.1484in" svg:width="0.189in" svg:height="0.2091in" draw:z-index="10"><draw:object xlink:href="./Object 12" xlink:type="simple" xlink:show="embed" xlink:actuate="onLoad"/><draw:image xlink:href="./ObjectReplacements/Object 12" xlink:type="simple" xlink:show="embed" xlink:actuate="onLoad"/></draw:frame> to be a vertex of domain <draw:frame draw:style-name="fr1" draw:name="Object11" text:anchor-type="as-char" svg:y="-0.2807in" svg:width="2.2465in" svg:height="0.4484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2">because D is convex, and 3.4 problem is linear programing.</text:p>
      <text:p text:style-name="P2">So <text:span text:style-name="T2">one element of </text:span><text:span text:style-name="T2"><draw:frame draw:style-name="fr1" draw:name="Object13" text:anchor-type="as-char" svg:y="-0.1484in" svg:width="0.189in" svg:height="0.2091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"> is </text:span><text:span text:style-name="T2"><draw:frame draw:style-name="fr1" draw:name="Object14" text:anchor-type="as-char" svg:y="-0.1484in" svg:width="0.1681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"> or </text:span><text:span text:style-name="T2"><draw:frame draw:style-name="fr1" draw:name="Object15" text:anchor-type="as-char" svg:y="-0.1484in" svg:width="0.2984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2">, other elements are zeros.</text:span></text:p>
      <text:p text:style-name="P2"/>
      <text:p text:style-name="P3">In GIST package, authors implemented loss functions :<text:line-break/><text:tab/>Least :<draw:frame draw:style-name="fr1" draw:name="Object16" text:anchor-type="as-char" svg:y="-0.1807in" svg:width="1.6252in" svg:height="0.2283in" draw:z-index="15"><draw:object xlink:href="./Object 16" xlink:type="simple" xlink:show="embed" xlink:actuate="onLoad"/><draw:image xlink:href="./ObjectReplacements/Object 16" xlink:type="simple" xlink:show="embed" xlink:actuate="onLoad"/></draw:frame>n is number of sample</text:p>
      <text:p text:style-name="P3"><text:tab/>L2SVM : <draw:frame draw:style-name="fr1" draw:name="Object17" text:anchor-type="as-char" svg:y="-0.172in" svg:width="2.8256in" svg:height="0.2638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"><text:tab/>Logistic : <draw:frame draw:style-name="fr1" draw:name="Object18" text:anchor-type="as-char" svg:y="-0.1701in" svg:width="2.8472in" svg:height="0.2626in" draw:z-index="17"><draw:object xlink:href="./Object 18" xlink:type="simple" xlink:show="embed" xlink:actuate="onLoad"/><draw:image xlink:href="./ObjectReplacements/Object 1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5:44:16.317839312</meta:creation-date>
    <dc:date>2017-01-07T16:17:34.211275936</dc:date>
    <meta:editing-duration>PT7M57S</meta:editing-duration>
    <meta:editing-cycles>1</meta:editing-cycles>
    <meta:document-statistic meta:table-count="0" meta:image-count="0" meta:object-count="18" meta:page-count="1" meta:paragraph-count="24" meta:word-count="143" meta:character-count="735" meta:non-whitespace-character-count="583"/>
    <meta:generator>LibreOffice/5.1.4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w</mi>
          </mrow>
          <mo fence="true" stretchy="false">)</mo>
        </mrow>
        <mo stretchy="false">=</mo>
        <mi>L</mi>
      </mrow>
      <mrow>
        <mrow>
          <mo fence="true" stretchy="false">(</mo>
          <mrow>
            <mi>w</mi>
          </mrow>
          <mo fence="true" stretchy="false">)</mo>
        </mrow>
        <mo stretchy="false">+</mo>
        <mi>R</mi>
      </mrow>
      <mrow>
        <mo fence="true" stretchy="false">(</mo>
        <mrow>
          <mi>w</mi>
        </mrow>
        <mo fence="true" stretchy="false">)</mo>
      </mrow>
    </mrow>
    <annotation encoding="StarMath 5.0">f( w ) = L( w ) + R( w )</annotation>
  </semantics>
</math>
</file>

<file path=Object 10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11/content.xml><?xml version="1.0" encoding="utf-8"?>
<math xmlns="http://www.w3.org/1998/Math/MathML" display="block">
  <semantics>
    <mrow>
      <mi>D</mi>
      <mo stretchy="false">=</mo>
      <mrow>
        <mrow>
          <mi>x</mi>
          <mo stretchy="false">⊂</mo>
          <msup>
            <mi>R</mi>
            <mi>d</mi>
          </msup>
        </mrow>
        <mi mathvariant="italic">such</mi>
        <mi mathvariant="italic">that</mi>
        <mrow>
          <mrow>
            <munderover>
              <mo stretchy="false">∑</mo>
              <mrow>
                <mi>i</mi>
                <mo stretchy="false">=</mo>
                <mn>1</mn>
              </mrow>
              <mi>d</mi>
            </munderover>
            <mrow>
              <mo fence="true" stretchy="true">|</mo>
              <mrow>
                <mrow>
                  <mo fence="true" stretchy="false">(</mo>
                  <mrow>
                    <mrow>
                      <mi>x</mi>
                      <mrow>
                        <mo fence="true" stretchy="false">[</mo>
                        <mrow>
                          <mi>i</mi>
                        </mrow>
                        <mo fence="true" stretchy="false">]</mo>
                      </mrow>
                    </mrow>
                  </mrow>
                  <mo fence="true" stretchy="false">)</mo>
                </mrow>
              </mrow>
              <mo fence="true" stretchy="true">|</mo>
            </mrow>
          </mrow>
          <mo stretchy="false">&lt;</mo>
          <mi>a</mi>
        </mrow>
      </mrow>
    </mrow>
    <annotation encoding="StarMath 5.0">D = { x subset R^d such that sum from{i = 1} to{d} abs (x[i]) &lt; a }</annotation>
  </semantics>
</math>
</file>

<file path=Object 12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13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row>
      <mo stretchy="false">−</mo>
      <mi>a</mi>
    </mrow>
    <annotation encoding="StarMath 5.0">-a</annotation>
  </semantics>
</math>
</file>

<file path=Object 16/content.xml><?xml version="1.0" encoding="utf-8"?>
<math xmlns="http://www.w3.org/1998/Math/MathML" display="block">
  <semantics>
    <mrow>
      <mi>L</mi>
      <mrow>
        <mrow>
          <mo fence="true" stretchy="false">(</mo>
          <mrow>
            <mi>w</mi>
          </mrow>
          <mo fence="true" stretchy="false">)</mo>
        </mrow>
        <mo stretchy="false">=</mo>
        <mrow>
          <mn>1</mn>
          <mo stretchy="false">/</mo>
          <mrow>
            <mo fence="true" stretchy="false">(</mo>
            <mrow>
              <mrow>
                <mn>2</mn>
                <mi>n</mi>
              </mrow>
            </mrow>
            <mo fence="true" stretchy="false">)</mo>
          </mrow>
        </mrow>
      </mrow>
      <msup>
        <mrow>
          <mo fence="true" stretchy="true">|</mo>
          <mrow>
            <mrow>
              <mi mathvariant="italic">Xw</mi>
              <mi>–</mi>
              <mi>y</mi>
            </mrow>
          </mrow>
          <mo fence="true" stretchy="true">|</mo>
        </mrow>
        <mn>2</mn>
      </msup>
    </mrow>
    <annotation encoding="StarMath 5.0">L(w) = 1/(2n) {abs{Xw – y}} ^2</annotation>
  </semantics>
</math>
</file>

<file path=Object 17/content.xml><?xml version="1.0" encoding="utf-8"?>
<math xmlns="http://www.w3.org/1998/Math/MathML" display="block">
  <semantics>
    <mrow>
      <mi>L</mi>
      <mrow>
        <mrow>
          <mo fence="true" stretchy="false">(</mo>
          <mrow>
            <mi>w</mi>
          </mrow>
          <mo fence="true" stretchy="false">)</mo>
        </mrow>
        <mo stretchy="false">=</mo>
        <mrow>
          <mn>1</mn>
          <mo stretchy="false">/</mo>
          <mrow>
            <mo fence="true" stretchy="false">(</mo>
            <mrow>
              <mrow>
                <mn>2</mn>
                <mi>n</mi>
              </mrow>
            </mrow>
            <mo fence="true" stretchy="false">)</mo>
          </mrow>
        </mrow>
      </mrow>
      <mrow>
        <msub>
          <mo stretchy="false">∑</mo>
          <mi>j</mi>
        </msub>
        <mi mathvariant="italic">max</mi>
      </mrow>
      <msup>
        <mrow>
          <mo fence="true" stretchy="false">(</mo>
          <mrow>
            <mrow>
              <mrow>
                <mn>0,1</mn>
                <mo stretchy="false">−</mo>
                <mrow>
                  <msub>
                    <mi>y</mi>
                    <mi>j</mi>
                  </msub>
                  <mo stretchy="false">∗</mo>
                  <msub>
                    <mi>x</mi>
                    <mi>j</mi>
                  </msub>
                </mrow>
              </mrow>
              <mrow>
                <mi>'</mi>
                <mo stretchy="false">∗</mo>
                <mi>w</mi>
              </mrow>
            </mrow>
          </mrow>
          <mo fence="true" stretchy="false">)</mo>
        </mrow>
        <mn>2</mn>
      </msup>
    </mrow>
    <annotation encoding="StarMath 5.0">L(w) = 1/(2n) sum_j max(0,1 -y_j*x_j'*w)^2</annotation>
  </semantics>
</math>
</file>

<file path=Object 18/content.xml><?xml version="1.0" encoding="utf-8"?>
<math xmlns="http://www.w3.org/1998/Math/MathML" display="block">
  <semantics>
    <mrow>
      <mi>L</mi>
      <mrow>
        <mrow>
          <mo fence="true" stretchy="false">(</mo>
          <mrow>
            <mi>w</mi>
          </mrow>
          <mo fence="true" stretchy="false">)</mo>
        </mrow>
        <mo stretchy="false">=</mo>
        <mrow>
          <mn>1</mn>
          <mo stretchy="false">/</mo>
          <mi>n</mi>
        </mrow>
      </mrow>
      <mrow>
        <msub>
          <mo stretchy="false">∑</mo>
          <mi>j</mi>
        </msub>
        <mi>log</mi>
      </mrow>
      <mrow>
        <mo fence="true" stretchy="false">(</mo>
        <mrow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row>
                    <mrow>
                      <mo stretchy="false">−</mo>
                      <msub>
                        <mi>y</mi>
                        <mi>j</mi>
                      </msub>
                    </mrow>
                    <mo stretchy="false">∗</mo>
                    <msub>
                      <mi>x</mi>
                      <mi>j</mi>
                    </msub>
                  </mrow>
                  <mrow>
                    <mi>'</mi>
                    <mo stretchy="false">∗</mo>
                    <mi>w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L(w) = 1/n sum_j log(1 + exp(-y_j*x_j'*w))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d</mi>
        </munderover>
        <mrow>
          <mo fence="true" stretchy="true">|</mo>
          <mrow>
            <mrow>
              <mo fence="true" stretchy="false">(</mo>
              <mrow>
                <mrow>
                  <msub>
                    <mi>s</mi>
                    <mi>t</mi>
                  </msub>
                  <mrow>
                    <mo fence="true" stretchy="false">[</mo>
                    <mrow>
                      <mi>i</mi>
                    </mrow>
                    <mo fence="true" stretchy="false">]</mo>
                  </mrow>
                </mrow>
              </mrow>
              <mo fence="true" stretchy="false">)</mo>
            </mrow>
          </mrow>
          <mo fence="true" stretchy="true">|</mo>
        </mrow>
      </mrow>
      <mo stretchy="false">&lt;</mo>
      <mi>a</mi>
    </mrow>
    <annotation encoding="StarMath 5.0">sum from{i = 1} to{d} abs (s_t[i]) &lt; a
</annotation>
  </semantics>
</math>
</file>

<file path=Object 3/content.xml><?xml version="1.0" encoding="utf-8"?>
<math xmlns="http://www.w3.org/1998/Math/MathML" display="block">
  <semantics>
    <mrow>
      <msub>
        <mi>w</mi>
        <mi>t</mi>
      </msub>
      <mo stretchy="false">=</mo>
      <mrow>
        <msub>
          <mi>w</mi>
          <mrow>
            <mi>t</mi>
            <mo stretchy="false">−</mo>
            <mn>1</mn>
          </mrow>
        </msub>
        <mo stretchy="false">+</mo>
        <mfrac>
          <mrow>
            <mo fence="true" stretchy="false">(</mo>
            <mrow>
              <mrow>
                <msub>
                  <mi>s</mi>
                  <mrow>
                    <mi>t</mi>
                    <mo stretchy="false">−</mo>
                    <mn>1</mn>
                  </mrow>
                </msub>
                <mo stretchy="false">−</mo>
                <msub>
                  <mi>w</mi>
                  <mrow>
                    <mi>t</mi>
                    <mo stretchy="false">−</mo>
                    <mn>1</mn>
                  </mrow>
                </msub>
              </mrow>
            </mrow>
            <mo fence="true" stretchy="false">)</mo>
          </mrow>
          <mi>t</mi>
        </mfrac>
      </mrow>
    </mrow>
    <annotation encoding="StarMath 5.0">w_{t} = w_{ t-1 } + ( s_{t-1} -w_{t-1} ) over t </annotation>
  </semantics>
</math>
</file>

<file path=Object 4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5/content.xml><?xml version="1.0" encoding="utf-8"?>
<math xmlns="http://www.w3.org/1998/Math/MathML" display="block">
  <semantics>
    <mrow>
      <msub>
        <mi>w</mi>
        <mn>0</mn>
      </msub>
      <mrow>
        <mo fence="true" stretchy="false">[</mo>
        <mrow>
          <mi>i</mi>
        </mrow>
        <mo fence="true" stretchy="false">]</mo>
      </mrow>
    </mrow>
    <annotation encoding="StarMath 5.0">w_0[i]</annotation>
  </semantics>
</math>
</file>

<file path=Object 6/content.xml><?xml version="1.0" encoding="utf-8"?>
<math xmlns="http://www.w3.org/1998/Math/MathML" display="block">
  <semantics>
    <mrow>
      <mrow>
        <msub>
          <mi>F</mi>
          <mi>t</mi>
        </msub>
        <mo stretchy="false">=</mo>
        <mrow>
          <mi>a</mi>
          <mo stretchy="false">∗</mo>
          <mi>L</mi>
        </mrow>
      </mrow>
      <mrow>
        <mrow>
          <mo fence="true" stretchy="false">(</mo>
          <mrow>
            <msub>
              <mi>w</mi>
              <mi>t</mi>
            </msub>
          </mrow>
          <mo fence="true" stretchy="false">)</mo>
        </mrow>
        <mo stretchy="false">+</mo>
        <mrow>
          <mi>b</mi>
          <mo stretchy="false">∗</mo>
          <mi>R</mi>
        </mrow>
      </mrow>
      <mrow>
        <mo fence="true" stretchy="false">(</mo>
        <mrow>
          <msub>
            <mi>w</mi>
            <mi>t</mi>
          </msub>
        </mrow>
        <mo fence="true" stretchy="false">)</mo>
      </mrow>
    </mrow>
    <annotation encoding="StarMath 5.0">F_t = a * L(w_t) + b * R(w_t)</annotation>
  </semantics>
</math>
</file>

<file path=Object 7/content.xml><?xml version="1.0" encoding="utf-8"?>
<math xmlns="http://www.w3.org/1998/Math/MathML" display="block">
  <semantics>
    <mrow>
      <msub>
        <mi>F</mi>
        <mi>t</mi>
      </msub>
      <mrow>
        <mi>'</mi>
        <mo stretchy="false">=</mo>
        <mrow>
          <mi>a</mi>
          <mo stretchy="false">∗</mo>
          <mi>L</mi>
        </mrow>
      </mrow>
      <mi>’</mi>
      <mrow>
        <mrow>
          <mo fence="true" stretchy="false">(</mo>
          <mrow>
            <msub>
              <mi>w</mi>
              <mi>t</mi>
            </msub>
          </mrow>
          <mo fence="true" stretchy="false">)</mo>
        </mrow>
        <mo stretchy="false">+</mo>
        <mrow>
          <mi>b</mi>
          <mo stretchy="false">∗</mo>
          <mi>R</mi>
        </mrow>
      </mrow>
      <mi>’</mi>
      <mrow>
        <mo fence="true" stretchy="false">(</mo>
        <mrow>
          <msub>
            <mi>w</mi>
            <mi>t</mi>
          </msub>
        </mrow>
        <mo fence="true" stretchy="false">)</mo>
      </mrow>
    </mrow>
    <annotation encoding="StarMath 5.0">F_t' = a * L’(w_t) + b * R’(w_t)	</annotation>
  </semantics>
</math>
</file>

<file path=Object 8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F</mi>
            <mi>t</mi>
          </msub>
          <mi>'</mi>
          <mi>,</mi>
          <msub>
            <mi>s</mi>
            <mi>t</mi>
          </msub>
        </mrow>
      </mrow>
      <mo fence="true" stretchy="false">⟩</mo>
    </mrow>
    <annotation encoding="StarMath 5.0">langle F_t ', s_t rangle </annotation>
  </semantics>
</math>
</file>